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7.4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5.939cm" svg:height="19.589cm" svg:x="1cm" svg:y="1cm" svg:viewBox="0 0 25940 19590" svg:d="M0 19590c0-6530 0-13060 0-19590 8647 0 17293 0 25940 0 0 6530 0 13060 0 19590-8647 0-17293 0-25940 0z">
          <text:p text:style-name="P2"><text:span text:style-name="T1"/></text:p>
        </draw:path>
        <draw:path draw:style-name="gr2" draw:text-style-name="P1" draw:layer="layout" svg:width="9.999cm" svg:height="9.999cm" svg:x="14.55cm" svg:y="6cm" svg:viewBox="0 0 10000 10000" svg:d="M10000 5000c0 877-231 1739-670 2501-438 760-1070 1390-1830 1829-760 440-1623 670-2501 670-876 0-1739-230-2499-670-760-439-1392-1069-1830-1829-439-762-670-1624-670-2501s231-1739 670-2499c438-762 1070-1392 1830-1831 760-440 1623-670 2499-670 878 0 1741 230 2501 670 760 439 1392 1069 1830 1829 439 762 670 1624 670 2501z">
          <text:p text:style-name="P2"><text:span text:style-name="T1">B</text:span></text:p>
        </draw:path>
        <draw:path draw:style-name="gr2" draw:text-style-name="P1" draw:layer="layout" svg:width="9.999cm" svg:height="9.999cm" svg:x="3.45cm" svg:y="6.035cm" svg:viewBox="0 0 10000 10000" svg:d="M10000 5000c0 877-231 1739-670 2501-438 760-1070 1390-1830 1829-760 440-1623 670-2501 670-876 0-1739-230-2499-670-760-439-1392-1069-1830-1829-439-762-670-1624-670-2501s231-1739 670-2499c438-762 1070-1392 1830-1831 760-440 1623-670 2499-670 878 0 1741 230 2501 670 760 439 1392 1069 1830 1829 439 762 670 1624 670 2501z">
          <text:p text:style-name="P2"><text:span text:style-name="T1">A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hatch draw:name="Blue_20_45_20_Degrees" draw:display-name="Blue 45 Degrees" draw:style="single" draw:color="#2a6099" draw:distance="0.203cm" draw:rotation="450"/>
    <draw:hatch draw:name="Red_20_90_20_Degrees_20_Crossed_20_1" draw:display-name="Red 90 Degrees Crossed 1" draw:style="single" draw:color="#000000" draw:distance="0.41cm" draw:rotation="450"/>
    <draw:hatch draw:name="Red_20_90_20_Degrees_20_Crossed_20_2" draw:display-name="Red 90 Degrees Crossed 2" draw:style="double" draw:color="#000000" draw:distance="0.4cm" draw:rotation="450"/>
    <draw:hatch draw:name="Yellow_20_45_20_Degrees_20_Triple" draw:display-name="Yellow 45 Degrees Triple" draw:style="triple" draw:color="#ffbf00" draw:distance="0.41cm" draw:rotation="450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3:51:41.924000000</meta:creation-date>
    <dc:date>2022-05-30T15:33:38.201000000</dc:date>
    <meta:editing-duration>PT19M41S</meta:editing-duration>
    <meta:editing-cycles>7</meta:editing-cycles>
    <meta:generator>LibreOffice/7.2.7.2$Windows_X86_64 LibreOffice_project/8d71d29d553c0f7dcbfa38fbfda25ee34cce99a2</meta:generator>
    <meta:document-statistic meta:object-count="3"/>
  </office:meta>
</office:document-meta>
</file>